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e1c1" officeooo:paragraph-rsid="000ce1c1"/>
    </style:style>
    <style:style style:name="P2" style:family="paragraph" style:parent-style-name="Standard">
      <style:paragraph-properties fo:text-align="center" style:justify-single-word="false"/>
      <style:text-properties officeooo:rsid="000ce1c1" officeooo:paragraph-rsid="000ce1c1"/>
    </style:style>
    <style:style style:name="P3" style:family="paragraph" style:parent-style-name="Standard">
      <style:text-properties officeooo:rsid="000ce1c1" officeooo:paragraph-rsid="000e88f9"/>
    </style:style>
    <style:style style:name="P4" style:family="paragraph" style:parent-style-name="Standard">
      <style:text-properties officeooo:paragraph-rsid="000ce1c1"/>
    </style:style>
    <style:style style:name="P5" style:family="paragraph" style:parent-style-name="Standard">
      <style:text-properties officeooo:rsid="00064330" officeooo:paragraph-rsid="000ce1c1"/>
    </style:style>
    <style:style style:name="P6" style:family="paragraph" style:parent-style-name="Standard">
      <style:text-properties fo:font-style="italic" officeooo:rsid="000ce1c1" officeooo:paragraph-rsid="000ce1c1" style:font-style-asian="italic" style:font-style-complex="italic"/>
    </style:style>
    <style:style style:name="P7" style:family="paragraph" style:parent-style-name="Standard">
      <style:text-properties officeooo:rsid="00100a65" officeooo:paragraph-rsid="00100a65"/>
    </style:style>
    <style:style style:name="P8" style:family="paragraph" style:parent-style-name="Standard">
      <style:text-properties officeooo:paragraph-rsid="00100a65"/>
    </style:style>
    <style:style style:name="P9" style:family="paragraph" style:parent-style-name="Standard">
      <style:text-properties officeooo:rsid="00118361" officeooo:paragraph-rsid="00118361"/>
    </style:style>
    <style:style style:name="T1" style:family="text">
      <style:text-properties officeooo:rsid="000ce1c1"/>
    </style:style>
    <style:style style:name="T2" style:family="text">
      <style:text-properties style:font-name="LiberationSerif" fo:font-size="12pt"/>
    </style:style>
    <style:style style:name="T3" style:family="text">
      <style:text-properties style:font-name="LiberationSerif" fo:font-size="12pt" officeooo:rsid="0009f353"/>
    </style:style>
    <style:style style:name="T4" style:family="text">
      <style:text-properties style:font-name="LiberationSerif" fo:font-size="12pt" officeooo:rsid="000e88f9"/>
    </style:style>
    <style:style style:name="T5" style:family="text">
      <style:text-properties style:font-name="LiberationSerif" fo:font-size="12pt" officeooo:rsid="00064330"/>
    </style:style>
    <style:style style:name="T6" style:family="text">
      <style:text-properties style:font-name="LiberationSerif" fo:font-size="12pt" officeooo:rsid="00100a65"/>
    </style:style>
    <style:style style:name="T7" style:family="text">
      <style:text-properties officeooo:rsid="0009f353"/>
    </style:style>
    <style:style style:name="T8" style:family="text">
      <style:text-properties officeooo:rsid="000e88f9"/>
    </style:style>
    <style:style style:name="T9" style:family="text">
      <style:text-properties officeooo:rsid="00100a65"/>
    </style:style>
    <style:style style:name="T10" style:family="text">
      <style:text-properties officeooo:rsid="001183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b-Type Aliasing</text:p>
      <text:p text:style-name="P2">by Sven Nilsen, 2017</text:p>
      <text:p text:style-name="P1"/>
      <text:p text:style-name="P6">In this paper I show that path semantics <text:span text:style-name="T9">with constrained functions</text:span> has a natural <text:span text:style-name="T9">proof</text:span> <text:span text:style-name="T9">that corresponds to</text:span> sub-type aliasing. Complex type signatures can be shortened down significantly without becoming ambiguous. This technique does not require explicit definitions of sub-type aliases, but instead one can <text:span text:style-name="T8">directly </text:span>use the definition of the sub-type.</text:p>
      <text:p text:style-name="P1"/>
      <text:p text:style-name="P7">This technique is best illustrated with a real world example: A cyclic group can be represented as a matrix containing only 1s and 0s where there each column and each row contains only one `1`:</text:p>
      <text:p text:style-name="P7"/>
      <text:p text:style-name="P7"><text:tab/>m : matrix ∧ [dim] [eq] true ∧ [cyclic_group] true</text:p>
      <text:p text:style-name="P1"><text:tab/><text:span text:style-name="T9">cyclic_group : matrix ∧ [dim] [eq] true → bool</text:span></text:p>
      <text:p text:style-name="P1"/>
      <text:p text:style-name="P7">By associating the sub-type of `cyclic_group` as the default and largest sub-type, one can <text:span text:style-name="T10">write</text:span>:</text:p>
      <text:p text:style-name="P7"/>
      <text:p text:style-name="P7"><text:tab/>m : [cyclic_group] true</text:p>
      <text:p text:style-name="P7"/>
      <text:p text:style-name="P9">A shorthand version, which is compatible with the syntax for defining a new type:</text:p>
      <text:p text:style-name="P9"/>
      <text:p text:style-name="P9"><text:tab/>m : cyclic_group</text:p>
      <text:p text:style-name="P1"/>
      <text:p text:style-name="P1">The rest of the paper is proving <text:span text:style-name="T8">the soundness of this technique. </text:span>From reduction of proofs with multiple constraints:</text:p>
      <text:p text:style-name="P4"/>
      <text:p text:style-name="P8"><text:span text:style-name="T2"><text:tab/></text:span>a : [f] b ∧ [g] c <text:span text:style-name="T9">&lt;=&gt; </text:span><text:span text:style-name="T6">a : [f{[g] c}] b </text:span><text:span text:style-name="T9">∧ </text:span><text:span text:style-name="T6">[g{[f] b}] c</text:span></text:p>
      <text:p text:style-name="P4"/>
      <text:p text:style-name="P4"><text:tab/>f : A→ B</text:p>
      <text:p text:style-name="P4"><text:tab/>g : A→ C</text:p>
      <text:p text:style-name="P1"><text:span text:style-name="T2"/></text:p>
      <text:p text:style-name="P1"><text:span text:style-name="T2">To check for consistency it is sufficient to check either case, since one implies the other:</text:span></text:p>
      <text:p text:style-name="P5"/>
      <text:p text:style-name="P5"><text:tab/>b : [∃f{[g] c}] true<text:tab/>&lt;=&gt;<text:tab/>c : [∃g{[f] b}] true</text:p>
      <text:p text:style-name="P5"/>
      <text:p text:style-name="P5"><text:tab/>∃f{[g] c} : <text:span text:style-name="T7">B → bool</text:span></text:p>
      <text:p text:style-name="P5"><text:span text:style-name="T2"><text:tab/>∃g{[f] b} : </text:span><text:span text:style-name="T3">C → bool</text:span></text:p>
      <text:p text:style-name="P5"><text:span text:style-name="T3"/></text:p>
      <text:p text:style-name="P3"><text:span text:style-name="T4">Something interesting happens when adding a new assumption:</text:span></text:p>
      <text:p text:style-name="P3"><text:span text:style-name="T4"/></text:p>
      <text:p text:style-name="P3"><text:span text:style-name="T4"><text:tab/></text:span><text:span text:style-name="T5">f{[g] c} </text:span><text:span text:style-name="T4">&lt;=&gt; ∀f</text:span></text:p>
      <text:p text:style-name="P3"><text:span text:style-name="T4"/></text:p>
      <text:p text:style-name="P3"><text:span text:style-name="T5"><text:tab/>b : [∃f{[g] c}] true </text:span><text:span text:style-name="T4">&lt;=&gt; </text:span><text:span text:style-name="T5">b : [∃f{</text:span><text:span text:style-name="T4">∀f</text:span><text:span text:style-name="T5">}] true </text:span><text:span text:style-name="T4">&lt;=&gt; b : [∃f] true</text:span></text:p>
      <text:p text:style-name="P3"><text:span text:style-name="T4"><text:tab/>a : [f] b ∧ [g] c &lt;=&gt; a : [f] b</text:span></text:p>
      <text:p text:style-name="P3"><text:span text:style-name="T4"/></text:p>
      <text:p text:style-name="P7"><text:span text:style-name="T4">T</text:span><text:span text:style-name="T2">herefore, `f` has taken on the role of defining the whole sub-type, such that `[g] c` can be elimina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6:48:11.928720000</meta:creation-date>
    <dc:date>2017-09-23T17:25:40.760780000</dc:date>
    <meta:editing-duration>PT3M4S</meta:editing-duration>
    <meta:editing-cycles>1</meta:editing-cycles>
    <meta:document-statistic meta:table-count="0" meta:image-count="0" meta:object-count="0" meta:page-count="1" meta:paragraph-count="23" meta:word-count="289" meta:character-count="1542" meta:non-whitespace-character-count="1263"/>
    <meta:generator>LibreOffice/5.1.2.2$MacOSX_X86_64 LibreOffice_project/d3bf12ecb743fc0d20e0be0c58ca359301eb705f</meta:generator>
  </office:meta>
</office:document-meta>
</file>